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-group>
          <table:table-row-group>
            <table:table-row table:style-name="ro1"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-group>
          <table:table-row table:style-name="ro1">
            <table:table-cell table:style-name="Result" table:formula="of:=SUBTOTAL(9;[.$A$2:.$A$2])" office:value-type="float" office:value="1">
              <text:p>1</text:p>
            </table:table-cell>
            <table:table-cell/>
          </table:table-row>
        </table:table-row-group>
        <table:table-row table:style-name="ro1">
          <table:table-cell table:style-name="Result" table:formula="of:=SUBTOTAL(9;[.$A$2:.$A$3])" office:value-type="float" office:value="1">
            <text:p>1</text:p>
          </table:table-cell>
          <table:table-cell/>
        </table:table-row>
      </table:table>
      <table:named-expressions/>
      <table:database-ranges>
        <table:database-range table:name="__Anonymous_DB__1" table:target-range-address="Sheet1.A1:Sheet1.B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17:49:14</meta:creation-date>
    <dc:date>2012-10-07T18:10:19</dc:date>
    <meta:editing-duration>P0D</meta:editing-duration>
    <meta:editing-cycles>1</meta:editing-cycles>
    <meta:document-statistic meta:table-count="1" meta:cell-count="6" meta:object-count="0"/>
    <meta:generator>LibreOffice/3.6$Linux_X86_64 LibreOffice_project/360m1$Build-2</meta:generator>
  </office:meta>
</office:document-meta>
</file>